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83fd" officeooo:paragraph-rsid="0002399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23997" officeooo:paragraph-rsid="0005f50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30cf5" officeooo:paragraph-rsid="0005f50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5f50a" officeooo:paragraph-rsid="0005f50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5f50a" officeooo:paragraph-rsid="00030cf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5f50a" officeooo:paragraph-rsid="0005f50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6c3f2" officeooo:paragraph-rsid="0007b04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07b046" officeooo:paragraph-rsid="0007b04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7b046" officeooo:paragraph-rsid="0007b046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7b046" officeooo:paragraph-rsid="0007b04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884e3" officeooo:paragraph-rsid="000884e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a6323" officeooo:paragraph-rsid="000a632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c2604" officeooo:paragraph-rsid="000c260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83b9" officeooo:paragraph-rsid="001b83b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3a72" officeooo:paragraph-rsid="001b83b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83b9" officeooo:paragraph-rsid="001c9a3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9a3d" officeooo:paragraph-rsid="001c9a3d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font-style="normal" style:text-underline-style="none" fo:font-weight="normal" officeooo:rsid="001ca48c" officeooo:paragraph-rsid="001ca48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a48c" officeooo:paragraph-rsid="001ca48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9a3d" officeooo:paragraph-rsid="001ca48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c2604" officeooo:paragraph-rsid="000f3a7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c2604" officeooo:paragraph-rsid="000dd53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3a72" officeooo:paragraph-rsid="000f3a7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3a72" officeooo:paragraph-rsid="00171a0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254d9" officeooo:paragraph-rsid="001254d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885c" officeooo:paragraph-rsid="0015885c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1a0a" officeooo:paragraph-rsid="00171a0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885c" officeooo:paragraph-rsid="00171a0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f8c" officeooo:paragraph-rsid="0017df8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885c" officeooo:paragraph-rsid="0017df8c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0dd53d" officeooo:paragraph-rsid="000dd53d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0e9f55" officeooo:paragraph-rsid="000e9f55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e9f55" officeooo:paragraph-rsid="000e9f55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f380f" officeooo:paragraph-rsid="001f380f" style:font-style-asian="normal" style:font-weight-asian="normal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22463b" officeooo:paragraph-rsid="0022463b" style:font-style-asian="normal" style:font-weight-asian="normal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text-position="0% 100%" fo:font-style="normal" style:text-underline-style="none" fo:font-weight="normal" officeooo:rsid="0022463b" officeooo:paragraph-rsid="0022463b" style:font-style-asian="normal" style:font-weight-asian="normal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text-position="0% 100%" fo:font-style="normal" style:text-underline-style="none" fo:font-weight="normal" officeooo:rsid="002432f2" officeooo:paragraph-rsid="002432f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32f2" officeooo:paragraph-rsid="002432f2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2432f2" officeooo:paragraph-rsid="002432f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24b81a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269b34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26abec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2ae311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2c5827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tyle="normal" style:text-underline-style="none" fo:font-weight="normal" officeooo:rsid="0024b81a" officeooo:paragraph-rsid="002c5827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break-before="page"/>
      <style:text-properties style:text-position="0% 100%" fo:font-style="normal" style:text-underline-style="none" fo:font-weight="normal" officeooo:rsid="0024b81a" officeooo:paragraph-rsid="0032d619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32d619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tyle="normal" style:text-underline-style="none" fo:font-weight="normal" officeooo:rsid="0024b81a" officeooo:paragraph-rsid="0032d619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tyle="normal" style:text-underline-style="solid" style:text-underline-width="auto" style:text-underline-color="font-color" fo:font-weight="normal" officeooo:rsid="0036429d" officeooo:paragraph-rsid="0036429d" style:font-style-asian="normal" style:font-weight-asian="normal" style:font-style-complex="normal" style:font-weight-complex="normal"/>
    </style:style>
    <style:style style:name="T1" style:family="text">
      <style:text-properties officeooo:rsid="00023997"/>
    </style:style>
    <style:style style:name="T2" style:family="text">
      <style:text-properties officeooo:rsid="00030cf5"/>
    </style:style>
    <style:style style:name="T3" style:family="text">
      <style:text-properties style:text-underline-style="none" officeooo:rsid="00030cf5"/>
    </style:style>
    <style:style style:name="T4" style:family="text">
      <style:text-properties style:text-underline-style="none" officeooo:rsid="0005f50a"/>
    </style:style>
    <style:style style:name="T5" style:family="text">
      <style:text-properties style:text-position="sub 58%" style:text-underline-style="none" officeooo:rsid="00030cf5"/>
    </style:style>
    <style:style style:name="T6" style:family="text">
      <style:text-properties style:text-position="0% 100%" style:text-underline-style="none" officeooo:rsid="00030cf5"/>
    </style:style>
    <style:style style:name="T7" style:family="text">
      <style:text-properties style:text-position="0% 100%" style:text-underline-style="none" fo:font-weight="bold" officeooo:rsid="00030cf5" style:font-weight-asian="bold" style:font-weight-complex="bold"/>
    </style:style>
    <style:style style:name="T8" style:family="text">
      <style:text-properties style:text-position="0% 100%" fo:font-weight="bold" officeooo:rsid="0005f50a" style:font-weight-asian="bold" style:font-weight-complex="bold"/>
    </style:style>
    <style:style style:name="T9" style:family="text">
      <style:text-properties style:text-position="0% 100%" officeooo:rsid="0005f50a"/>
    </style:style>
    <style:style style:name="T10" style:family="text">
      <style:text-properties style:text-position="super 58%" officeooo:rsid="0005f50a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30cf5"/>
    </style:style>
    <style:style style:name="T13" style:family="text">
      <style:text-properties style:text-position="sub 58%" officeooo:rsid="00030cf5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style:text-position="super 58%"/>
    </style:style>
    <style:style style:name="T16" style:family="text">
      <style:text-properties style:text-position="0% 100%" officeooo:rsid="0007b046"/>
    </style:style>
    <style:style style:name="T17" style:family="text">
      <style:text-properties style:text-position="sub 58%" officeooo:rsid="0007b046"/>
    </style:style>
    <style:style style:name="T18" style:family="text">
      <style:text-properties style:text-position="0% 100%" fo:font-weight="bold" officeooo:rsid="0007b046" style:font-weight-asian="bold" style:font-weight-complex="bold"/>
    </style:style>
    <style:style style:name="T19" style:family="text">
      <style:text-properties officeooo:rsid="001b83b9"/>
    </style:style>
    <style:style style:name="T20" style:family="text">
      <style:text-properties fo:font-weight="bold" officeooo:rsid="001b83b9" style:font-weight-asian="bold" style:font-weight-complex="bold"/>
    </style:style>
    <style:style style:name="T21" style:family="text">
      <style:text-properties officeooo:rsid="001c9a3d"/>
    </style:style>
    <style:style style:name="T22" style:family="text">
      <style:text-properties fo:font-weight="bold" officeooo:rsid="001c9a3d" style:font-weight-asian="bold" style:font-weight-complex="bold"/>
    </style:style>
    <style:style style:name="T23" style:family="text">
      <style:text-properties officeooo:rsid="001ca48c"/>
    </style:style>
    <style:style style:name="T24" style:family="text">
      <style:text-properties fo:font-weight="bold" officeooo:rsid="001ca48c" style:font-weight-asian="bold" style:font-weight-complex="bold"/>
    </style:style>
    <style:style style:name="T25" style:family="text">
      <style:text-properties officeooo:rsid="000dd53d"/>
    </style:style>
    <style:style style:name="T26" style:family="text">
      <style:text-properties style:text-position="0% 100%" fo:font-weight="bold" officeooo:rsid="00171a0a" style:font-weight-asian="bold" style:font-weight-complex="bold"/>
    </style:style>
    <style:style style:name="T27" style:family="text">
      <style:text-properties officeooo:rsid="00171a0a"/>
    </style:style>
    <style:style style:name="T28" style:family="text">
      <style:text-properties style:text-position="super 58%" officeooo:rsid="00171a0a"/>
    </style:style>
    <style:style style:name="T29" style:family="text">
      <style:text-properties style:text-position="super 58%" officeooo:rsid="0017df8c"/>
    </style:style>
    <style:style style:name="T30" style:family="text">
      <style:text-properties officeooo:rsid="001f380f"/>
    </style:style>
    <style:style style:name="T31" style:family="text">
      <style:text-properties style:font-name="Liberation Serif" style:font-name-asian="Liberation Serif" style:font-name-complex="Liberation Serif"/>
    </style:style>
    <style:style style:name="T32" style:family="text">
      <style:text-properties style:font-name="Liberation Serif1" style:font-name-asian="Noto Sans" style:font-name-complex="Noto Sans"/>
    </style:style>
    <style:style style:name="T33" style:family="text">
      <style:text-properties style:text-position="super 58%" style:font-name="Liberation Serif1" style:font-name-asian="Noto Sans" style:font-name-complex="Noto Sans"/>
    </style:style>
    <style:style style:name="T34" style:family="text">
      <style:text-properties style:font-name="Liberation Serif1" officeooo:rsid="002432f2" style:font-name-asian="Noto Sans" style:font-name-complex="Noto Sans"/>
    </style:style>
    <style:style style:name="T35" style:family="text">
      <style:text-properties officeooo:rsid="00282e0c"/>
    </style:style>
    <style:style style:name="T36" style:family="text">
      <style:text-properties officeooo:rsid="00269b34"/>
    </style:style>
    <style:style style:name="T37" style:family="text">
      <style:text-properties style:text-position="super 58%" officeooo:rsid="00269b34"/>
    </style:style>
    <style:style style:name="T38" style:family="text">
      <style:text-properties officeooo:rsid="0026abec"/>
    </style:style>
    <style:style style:name="T39" style:family="text">
      <style:text-properties officeooo:rsid="00290c33"/>
    </style:style>
    <style:style style:name="T40" style:family="text">
      <style:text-properties officeooo:rsid="002ae311"/>
    </style:style>
    <style:style style:name="T41" style:family="text">
      <style:text-properties officeooo:rsid="002aef79"/>
    </style:style>
    <style:style style:name="T42" style:family="text">
      <style:text-properties style:text-position="super 58%" officeooo:rsid="002aef79"/>
    </style:style>
    <style:style style:name="T43" style:family="text">
      <style:text-properties officeooo:rsid="002b48dc"/>
    </style:style>
    <style:style style:name="T44" style:family="text">
      <style:text-properties officeooo:rsid="002c5827"/>
    </style:style>
    <style:style style:name="T45" style:family="text">
      <style:text-properties officeooo:rsid="002d8f9a"/>
    </style:style>
    <style:style style:name="T46" style:family="text">
      <style:text-properties style:text-position="super 58%" officeooo:rsid="002ee64f"/>
    </style:style>
    <style:style style:name="T47" style:family="text">
      <style:text-properties officeooo:rsid="002f19de"/>
    </style:style>
    <style:style style:name="T48" style:family="text">
      <style:text-properties officeooo:rsid="0032d619"/>
    </style:style>
    <style:style style:name="T49" style:family="text">
      <style:text-properties style:text-position="super 58%" officeooo:rsid="0032d619"/>
    </style:style>
    <style:style style:name="T50" style:family="text">
      <style:text-properties officeooo:rsid="00333f17"/>
    </style:style>
    <style:style style:name="T51" style:family="text">
      <style:text-properties officeooo:rsid="0033dffa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TEMÁTICA 3</text:p>
      <text:p text:style-name="P1">Práctico domiciliario <text:span text:style-name="T1">3</text:span></text:p>
      <text:p text:style-name="P1"/>
      <text:p text:style-name="P2">Ejercicio 5.<text:span text:style-name="T2">4</text:span></text:p>
      <text:p text:style-name="P2"><text:span text:style-name="T3"/></text:p>
      <text:p text:style-name="P2"><text:span text:style-name="T4">a) </text:span><text:span text:style-name="T3">T</text:span><text:span text:style-name="T5">1</text:span><text:span text:style-name="T6">(N) + T</text:span><text:span text:style-name="T5">2</text:span><text:span text:style-name="T6">(N) = O(F(N)) – </text:span><text:span text:style-name="T7">VERDADERA</text:span></text:p>
      <text:p text:style-name="P3"><text:span text:style-name="T8"><text:tab/></text:span><text:span text:style-name="T9">Ej: N</text:span><text:span text:style-name="T10">2 </text:span><text:span text:style-name="T9">+ N</text:span><text:span text:style-name="T10">2</text:span><text:span text:style-name="T9"> = 2N</text:span><text:span text:style-name="T10">2</text:span><text:span text:style-name="T9"> = O(N</text:span><text:span text:style-name="T10">2</text:span><text:span text:style-name="T9">)</text:span></text:p>
      <text:p text:style-name="P4"><text:span text:style-name="T11">b) </text:span><text:span text:style-name="T12">T</text:span><text:span text:style-name="T13">1</text:span><text:span text:style-name="T12">(N) - T</text:span><text:span text:style-name="T13">2</text:span><text:span text:style-name="T12">(N) = O(F(N)) – </text:span><text:span text:style-name="T14">FALSA</text:span></text:p>
      <text:p text:style-name="P5"><text:tab/>No siempre es verdad, un contraejemplo puede ser:</text:p>
      <text:p text:style-name="P6"><text:tab/>Ej: N - 2N = -N. No puede ser negativo.</text:p>
      <text:p text:style-name="P4"><text:span text:style-name="T11">c) </text:span><text:span text:style-name="T12">T</text:span><text:span text:style-name="T13">1</text:span><text:span text:style-name="T12">(N) / T</text:span><text:span text:style-name="T13">2</text:span><text:span text:style-name="T12">(N) = O(</text:span><text:span text:style-name="T11">1</text:span><text:span text:style-name="T12">) – </text:span><text:span text:style-name="T14">FALSA</text:span></text:p>
      <text:p text:style-name="P4"><text:span text:style-name="T14"><text:tab/></text:span><text:span text:style-name="T11">No se cumple siempre, por ejemplo:</text:span></text:p>
      <text:p text:style-name="P4"><text:tab/>Ej: N<text:span text:style-name="T15">2</text:span><text:span text:style-name="T11">/N = O(N)</text:span></text:p>
      <text:p text:style-name="P7">d) <text:span text:style-name="T12">T</text:span><text:span text:style-name="T13">1</text:span><text:span text:style-name="T12">(N) </text:span><text:span text:style-name="T16">= O(</text:span><text:span text:style-name="T12">T</text:span><text:span text:style-name="T17">2</text:span><text:span text:style-name="T12">(N)</text:span><text:span text:style-name="T16">) – </text:span><text:span text:style-name="T18">FALSA – REVISAR</text:span></text:p>
      <text:p text:style-name="P7"><text:span text:style-name="T18"/></text:p>
      <text:p text:style-name="P8">Ejercicio 5.5</text:p>
      <text:p text:style-name="P9"/>
      <text:p text:style-name="P10">Si un problema requiere de la ejecución de dos algoritmos con un crecimiento de O(N), y asumiendo que están separados, se trataría de un problema de O(N + N), que se traduce en O(N).</text:p>
      <text:p text:style-name="P10"/>
      <text:p text:style-name="P11">Ejercicio 5.6</text:p>
      <text:p text:style-name="P11"/>
      <text:p text:style-name="P12">x<text:span text:style-name="T15">2</text:span><text:span text:style-name="T11"> = O(N</text:span><text:span text:style-name="T15">2</text:span><text:span text:style-name="T11">)</text:span></text:p>
      <text:p text:style-name="P12">x = O(N)</text:p>
      <text:p text:style-name="P12">x<text:span text:style-name="T15">3</text:span><text:span text:style-name="T11"> + x = O(N</text:span><text:span text:style-name="T15">3</text:span><text:span text:style-name="T11">)</text:span></text:p>
      <text:p text:style-name="P12">x<text:span text:style-name="T15">2</text:span><text:span text:style-name="T11"> – x = O(N</text:span><text:span text:style-name="T15">2</text:span><text:span text:style-name="T11">)</text:span></text:p>
      <text:p text:style-name="P12">(x<text:span text:style-name="T15">4</text:span><text:span text:style-name="T11"> / (x-1)</text:span>) = O(N<text:span text:style-name="T15">3</text:span>)</text:p>
      <text:p text:style-name="P12"/>
      <text:p text:style-name="P13">Ejercicio 5.10</text:p>
      <text:p text:style-name="P13"/>
      <text:p text:style-name="P14">a) Lineal</text:p>
      <text:p text:style-name="P14"/>
      <text:p text:style-name="P15"><text:tab/>T(100) = 0,5ms</text:p>
      <text:p text:style-name="P15"><text:tab/><text:span text:style-name="T19">T(500) = 0,5ms * 5 = </text:span><text:span text:style-name="T20">2.5ms</text:span></text:p>
      <text:p text:style-name="P15"/>
      <text:p text:style-name="P14">b) Linearítmico – O(N logN)</text:p>
      <text:p text:style-name="P14"/>
      <text:p text:style-name="P16"><text:tab/><text:span text:style-name="T21">T(500)/0,5s = (500 * log 500)/(100 * log 100)</text:span></text:p>
      <text:p text:style-name="P16"><text:tab/><text:span text:style-name="T21">T(500)/0,5s = 6,75 aprox.</text:span></text:p>
      <text:p text:style-name="P16"><text:tab/><text:span text:style-name="T21">T(500) = 6.75 * 0,5s = </text:span><text:span text:style-name="T22">3,38s</text:span></text:p>
      <text:p text:style-name="P17"/>
      <text:p text:style-name="P17">c) Cuadrático – O(N<text:span text:style-name="T15">2</text:span>)</text:p>
      <text:p text:style-name="P17"/>
      <text:p text:style-name="P17"><text:tab/>T(500)/0,5s = (500<text:span text:style-name="T15">2</text:span>)/(100<text:span text:style-name="T15">2</text:span>)</text:p>
      <text:p text:style-name="P17"><text:tab/>T(500)/0,5s = <text:span text:style-name="T23">25</text:span></text:p>
      <text:p text:style-name="P17"><text:tab/><text:span text:style-name="T23">T(500) = 25 * 0,5s = </text:span><text:span text:style-name="T24">12,5s</text:span></text:p>
      <text:p text:style-name="P18">d) Cúbico – O(N<text:span text:style-name="T15">3</text:span>)</text:p>
      <text:p text:style-name="P19"/>
      <text:p text:style-name="P19"><text:span text:style-name="T21"><text:tab/>T(500)/0,5s = (500</text:span><text:span text:style-name="T15">3</text:span><text:span text:style-name="T21">)/(100</text:span><text:span text:style-name="T15">3</text:span><text:span text:style-name="T21">)</text:span></text:p>
      <text:p text:style-name="P20"><text:tab/>T(500)/0,5s = <text:span text:style-name="T23">125</text:span></text:p>
      <text:p text:style-name="P20"><text:tab/><text:span text:style-name="T23">T(500) = 125 * 0,5s = 6</text:span><text:span text:style-name="T24">2,5s</text:span></text:p>
      <text:p text:style-name="P21"/>
      <text:p text:style-name="P22">Ejercicio 5.1<text:span text:style-name="T25">1</text:span></text:p>
      <text:p text:style-name="P22"/>
      <text:p text:style-name="P23">a) Lineal</text:p>
      <text:p text:style-name="P23"/>
      <text:p text:style-name="P23"><text:tab/>T(100) = 0,5ms</text:p>
      <text:p text:style-name="P23"><text:tab/>T(n) = 60000ms (1 minuto)</text:p>
      <text:p text:style-name="P23"><text:tab/>(60000ms*100) / 0,5ms = 12000000</text:p>
      <text:p text:style-name="P23"/>
      <text:p text:style-name="P24"><text:span text:style-name="T14"><text:tab/></text:span><text:span text:style-name="T26">N = </text:span><text:span text:style-name="T11">12000000</text:span></text:p>
      <text:p text:style-name="P23"/>
      <text:p text:style-name="P25">b) Linearítmico [O(N log N)]</text:p>
      <text:p text:style-name="P25"/>
      <text:p text:style-name="P26">T(N)/T(100) = f(N)/f(100)</text:p>
      <text:p text:style-name="P26">60.000ms/0,5ms = (N log N)/(100 * log 100)</text:p>
      <text:p text:style-name="P26">N log N = 24.000.000</text:p>
      <text:p text:style-name="P26"/>
      <text:p text:style-name="P27">N = 3.600.000</text:p>
      <text:p text:style-name="P27"/>
      <text:p text:style-name="P27">c) Cuadrática – O(n<text:span text:style-name="T15">2</text:span>)</text:p>
      <text:p text:style-name="P28"/>
      <text:p text:style-name="P28">T(N)/T(100) = f(N)/f(100)</text:p>
      <text:p text:style-name="P28">60.000ms/0,5ms = (<text:span text:style-name="T27">N</text:span><text:span text:style-name="T28">2</text:span>)/(<text:span text:style-name="T27">100</text:span><text:span text:style-name="T28">2</text:span>)</text:p>
      <text:p text:style-name="P27">N<text:span text:style-name="T15">2</text:span><text:span text:style-name="T11"> = 1.2x10</text:span><text:span text:style-name="T15">9</text:span></text:p>
      <text:p text:style-name="P27">N = 34641 aprox.</text:p>
      <text:p text:style-name="P27"/>
      <text:p text:style-name="P29">d) Cúbica – O(n<text:span text:style-name="T15">3</text:span>)</text:p>
      <text:p text:style-name="P29"/>
      <text:p text:style-name="P30">60.000ms/0,5ms = (<text:span text:style-name="T27">N</text:span><text:span text:style-name="T29">3</text:span>)/(<text:span text:style-name="T27">100</text:span><text:span text:style-name="T29">3</text:span>)</text:p>
      <text:p text:style-name="P29">N<text:span text:style-name="T15">3</text:span><text:span text:style-name="T11"> = 1.2x10</text:span><text:span text:style-name="T15">11</text:span></text:p>
      <text:p text:style-name="P29">N = 4932 aprox.</text:p>
      <text:p text:style-name="P27"/>
      <text:p text:style-name="P27"/>
      <text:p text:style-name="P22">Ejercicio 5.1<text:span text:style-name="T25">2 - </text:span><text:span text:style-name="T30">PENDIENTE</text:span></text:p>
      <text:p text:style-name="P22"/>
      <text:list text:style-name="L1">
        <text:list-item>
          <text:p text:style-name="P31">para O(N) → (500 * 0.4ms) / 100 = 2ms</text:p>
        </text:list-item>
        <text:list-item>
          <text:p text:style-name="P32">para O(N logN) → (100 * (500*log500)) / 500 = </text:p>
        </text:list-item>
      </text:list>
      <text:p text:style-name="P33"/>
      <text:p text:style-name="P34">Ejercicio 5.13</text:p>
      <text:p text:style-name="P34"/>
      <text:list text:style-name="L2">
        <text:list-item>
          <text:p text:style-name="P35">2/N</text:p>
        </text:list-item>
        <text:list-item>
          <text:p text:style-name="P35">37</text:p>
        </text:list-item>
        <text:list-item>
          <text:p text:style-name="P35"><text:soft-page-break/><text:span text:style-name="T31">√</text:span><text:span text:style-name="T32">N = N</text:span><text:span text:style-name="T33">0,5</text:span></text:p>
        </text:list-item>
        <text:list-item>
          <text:p text:style-name="P36"><text:span text:style-name="T32">N</text:span></text:p>
        </text:list-item>
        <text:list-item>
          <text:p text:style-name="P36"><text:span text:style-name="T32">N log </text:span><text:span text:style-name="T34">log </text:span><text:span text:style-name="T32">N</text:span></text:p>
        </text:list-item>
        <text:list-item>
          <text:p text:style-name="P37"><text:span text:style-name="T32">N log N</text:span></text:p>
        </text:list-item>
        <text:list-item>
          <text:p text:style-name="P37"><text:span text:style-name="T32">N log (N</text:span><text:span text:style-name="T33">2</text:span><text:span text:style-name="T32">)</text:span></text:p>
        </text:list-item>
        <text:list-item>
          <text:p text:style-name="P37"><text:span text:style-name="T32">N log</text:span><text:span text:style-name="T33">2</text:span><text:span text:style-name="T32"> N</text:span></text:p>
        </text:list-item>
        <text:list-item>
          <text:p text:style-name="P37"><text:span text:style-name="T32">N</text:span><text:span text:style-name="T33">1.5</text:span></text:p>
        </text:list-item>
        <text:list-item>
          <text:p text:style-name="P37"><text:span text:style-name="T32">N</text:span><text:span text:style-name="T33">2</text:span></text:p>
        </text:list-item>
        <text:list-item>
          <text:p text:style-name="P37"><text:span text:style-name="T32">N</text:span><text:span text:style-name="T33">2</text:span><text:span text:style-name="T32"> log N</text:span></text:p>
        </text:list-item>
        <text:list-item>
          <text:p text:style-name="P37"><text:span text:style-name="T32">N</text:span><text:span text:style-name="T33">3</text:span></text:p>
        </text:list-item>
        <text:list-item>
          <text:p text:style-name="P37"><text:span text:style-name="T32">2</text:span><text:span text:style-name="T33">N/2</text:span></text:p>
        </text:list-item>
        <text:list-item>
          <text:p text:style-name="P37"><text:span text:style-name="T32">2</text:span><text:span text:style-name="T33">N</text:span></text:p>
        </text:list-item>
      </text:list>
      <text:p text:style-name="P38"><text:span text:style-name="T33"/></text:p>
      <text:p text:style-name="P39"><text:span text:style-name="T32">Ejercicio 5.14</text:span></text:p>
      <text:p text:style-name="P39"/>
      <text:p text:style-name="P40">→ Fragmento 1</text:p>
      <text:p text:style-name="P40"><text:tab/></text:p>
      <text:p text:style-name="P40"><text:tab/>Bucle simple – O(N)</text:p>
      <text:p text:style-name="P40"><text:tab/>Tiempos de ejecución reales (Programa escrito en C):</text:p>
      <text:p text:style-name="P40"><text:tab/>→ N = 20.000: 0,0<text:span text:style-name="T35">08</text:span>s</text:p>
      <text:p text:style-name="P40"><text:tab/>→ N = 40.000: 0,<text:span text:style-name="T35">019</text:span>s</text:p>
      <text:p text:style-name="P40"/>
      <text:p text:style-name="P41">→ Fragmento <text:span text:style-name="T36">2</text:span></text:p>
      <text:p text:style-name="P41"><text:tab/></text:p>
      <text:p text:style-name="P41"><text:tab/><text:span text:style-name="T36">Bucles anidados – O(N</text:span><text:span text:style-name="T37">2</text:span><text:span text:style-name="T36">)</text:span></text:p>
      <text:p text:style-name="P41"><text:tab/>→ N = 20.000: 0,<text:span text:style-name="T36">712</text:span>s</text:p>
      <text:p text:style-name="P41"><text:tab/>→ N = 40.000: <text:span text:style-name="T36">1</text:span>,2<text:span text:style-name="T36">83</text:span>s</text:p>
      <text:p text:style-name="P42"/>
      <text:p text:style-name="P42">→ Fragmento <text:span text:style-name="T38">3</text:span></text:p>
      <text:p text:style-name="P42"><text:tab/></text:p>
      <text:p text:style-name="P42"><text:tab/><text:span text:style-name="T36">Bucles </text:span><text:span text:style-name="T38">separados </text:span><text:span text:style-name="T36"><text:s/>– O(</text:span><text:span text:style-name="T38">2N</text:span><text:span text:style-name="T36">) </text:span><text:span text:style-name="T38">= O(N)</text:span></text:p>
      <text:p text:style-name="P42"><text:tab/>→ N = 20.000: 0,<text:span text:style-name="T39">019</text:span>s</text:p>
      <text:p text:style-name="P42"><text:tab/>→ N = 40.000: <text:span text:style-name="T39">0</text:span>,<text:span text:style-name="T39">04</text:span><text:span text:style-name="T36">3</text:span>s</text:p>
      <text:p text:style-name="P42"/>
      <text:p text:style-name="P43">→ Fragmento <text:span text:style-name="T40">4</text:span></text:p>
      <text:p text:style-name="P43"><text:tab/></text:p>
      <text:p text:style-name="P43"><text:tab/><text:span text:style-name="T41">Bucle O(N</text:span><text:span text:style-name="T42">2</text:span><text:span text:style-name="T41">) anidado en bucle O(N) - </text:span><text:span text:style-name="T36">O(</text:span><text:span text:style-name="T38">N</text:span><text:span text:style-name="T42">3</text:span><text:span text:style-name="T36">) </text:span></text:p>
      <text:p text:style-name="P43"><text:tab/>→ N = <text:span text:style-name="T43">8</text:span>00: 0,<text:span text:style-name="T43">408</text:span>s</text:p>
      <text:p text:style-name="P43"><text:tab/>→ N = <text:span text:style-name="T43">1600</text:span>: <text:span text:style-name="T43">3</text:span>,<text:span text:style-name="T43">252</text:span>s</text:p>
      <text:p text:style-name="P43"/>
      <text:p text:style-name="P44">→ Fragmento <text:span text:style-name="T44">5</text:span></text:p>
      <text:p text:style-name="P44"><text:tab/></text:p>
      <text:p text:style-name="P45"><text:tab/><text:span text:style-name="T45">Cada iteración del bucle anidado depende del valor de i</text:span><text:span text:style-name="T41"> - </text:span><text:span text:style-name="T36">O(</text:span><text:span text:style-name="T38">N</text:span><text:span text:style-name="T46">2</text:span><text:span text:style-name="T36">) </text:span></text:p>
      <text:p text:style-name="P45"><text:tab/>→ N = <text:span text:style-name="T47">20.000</text:span>: 0,<text:span text:style-name="T47">212</text:span>s</text:p>
      <text:p text:style-name="P45"><text:tab/>→ N = <text:span text:style-name="T47">40.000</text:span>: <text:span text:style-name="T47">0,641</text:span>s</text:p>
      <text:p text:style-name="P45"/>
      <text:p text:style-name="P46">→ Fragmento <text:span text:style-name="T48">6</text:span></text:p>
      <text:p text:style-name="P47"><text:tab/></text:p>
      <text:p text:style-name="P48"><text:tab/><text:span text:style-name="T48">El bucle más interno ejecuta N</text:span><text:span text:style-name="T49">2</text:span><text:span text:style-name="T48"> operaciones N</text:span><text:span text:style-name="T49">2</text:span><text:span text:style-name="T48"> veces y el bucle más externo se ejecuta N veces</text:span><text:span text:style-name="T41"> - </text:span><text:span text:style-name="T36">O(</text:span><text:span text:style-name="T38">N</text:span><text:span text:style-name="T49">5</text:span><text:span text:style-name="T36">) </text:span></text:p>
      <text:p text:style-name="P48"><text:tab/>→ N = <text:span text:style-name="T50">50</text:span>: 0,<text:span text:style-name="T47">2</text:span><text:span text:style-name="T50">83</text:span>s</text:p>
      <text:p text:style-name="P48"><text:tab/>→ N = <text:span text:style-name="T51">100</text:span>: <text:span text:style-name="T50">9,009</text:span>s</text:p>
      <text:p text:style-name="P48"/>
      <text:p text:style-name="P49">Ejercicio 5.1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3997" officeooo:paragraph-rsid="000239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ntiago Blanco<text:tab/>UT3<text:tab/>PD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0:20:01.206167948</meta:creation-date>
    <dc:date>2025-04-06T14:03:25.691256740</dc:date>
    <meta:editing-duration>PT14H11M8S</meta:editing-duration>
    <meta:editing-cycles>35</meta:editing-cycles>
    <meta:generator>LibreOffice/24.8.5.2$Linux_X86_64 LibreOffice_project/480$Build-2</meta:generator>
    <meta:document-statistic meta:table-count="0" meta:image-count="0" meta:object-count="0" meta:page-count="4" meta:paragraph-count="108" meta:word-count="486" meta:character-count="2374" meta:non-whitespace-character-count="1942"/>
  </office:meta>
</office:document-meta>
</file>